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list-style-name="LFO1" style:family="paragraph"/>
    <style:style style:name="P9" style:parent-style-name="Normal" style:family="paragraph">
      <style:paragraph-properties fo:margin-left="0.5in">
        <style:tab-stops/>
      </style:paragraph-properties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P13" style:parent-style-name="Normal" style:list-style-name="LFO2" style:family="paragraph"/>
    <style:style style:name="P14" style:parent-style-name="Normal" style:list-style-name="LFO2" style:family="paragraph"/>
    <style:style style:name="P15" style:parent-style-name="Normal" style:list-style-name="LFO2" style:family="paragraph"/>
    <style:style style:name="P16" style:parent-style-name="Normal" style:list-style-name="LFO2" style:family="paragraph"/>
    <style:style style:name="P17" style:parent-style-name="Normal" style:family="paragraph">
      <style:paragraph-properties fo:margin-left="0.5in">
        <style:tab-stops/>
      </style:paragraph-properties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style="italic" style:font-style-asian="italic" style:font-style-complex="italic"/>
    </style:style>
    <style:style style:name="P20" style:parent-style-name="Normal" style:list-style-name="LFO3" style:family="paragraph"/>
    <style:style style:name="P21" style:parent-style-name="Normal" style:list-style-name="LFO3" style:family="paragraph"/>
    <style:style style:name="P22" style:parent-style-name="Normal" style:list-style-name="LFO3" style:family="paragraph"/>
    <style:style style:name="P23" style:parent-style-name="Normal" style:list-style-name="LFO3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style="italic" style:font-style-asian="italic" style:font-style-complex="italic"/>
    </style:style>
    <style:style style:name="P26" style:parent-style-name="Normal" style:list-style-name="LFO4" style:family="paragraph"/>
    <style:style style:name="P27" style:parent-style-name="Normal" style:list-style-name="LFO4" style:family="paragraph"/>
    <style:style style:name="P28" style:parent-style-name="Normal" style:list-style-name="LFO4" style:family="paragraph"/>
    <style:style style:name="T29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John Doe, PhD</text:span></text:p>
      <text:p text:style-name="P3">San Francisco, CA</text:p>
      <text:p text:style-name="Normal"><text:span text:style-name="T4">PROFESSIONAL SUMMARY</text:span></text:p>
      <text:list text:style-name="LFO1" text:continue-numbering="true">
        <text:list-item>
          <text:p text:style-name="P5">Strategic and collaborative Senior Biostatistics Leader with 12+ years specializing in statistical strategy, regulatory submissions, and cross-functional biometrics leadership within biotech environments.</text:p>
        </text:list-item>
        <text:list-item>
          <text:p text:style-name="P6">Expert in driving statistical frameworks for pivotal clinical trials, proficient in vendor management, and experienced in navigating complex regulatory landscapes.</text:p>
        </text:list-item>
        <text:list-item>
          <text:p text:style-name="P7">Passionate about impactful clinical advancements, highly personable and proactive in identifying opportunities for strategic improvements.</text:p>
        </text:list-item>
        <text:list-item>
          <text:p text:style-name="P8">Seeking senior-level opportunities in the Bay Area with compensation expectations around $275K.</text:p>
        </text:list-item>
      </text:list>
      <text:p text:style-name="P9"/>
      <text:p text:style-name="Normal"><text:span text:style-name="T10">PROFESSIONAL EXPERIENCE</text:span></text:p>
      <text:p text:style-name="Normal"><text:span text:style-name="T11">BioPioneer Therapeutics, San Francisco, CA</text:span><text:s/><text:span text:style-name="T12">Senior Director of Biostatistics</text:span><text:s/>| Jan 2020 – Present</text:p>
      <text:list text:style-name="LFO2" text:continue-numbering="true">
        <text:list-item>
          <text:p text:style-name="P13">Designed and implemented comprehensive statistical strategies for Phase II and III clinical trials, directly contributing to 3 successful FDA submissions.</text:p>
        </text:list-item>
        <text:list-item>
          <text:p text:style-name="P14">Managed cross-functional biometrics teams of 20+ professionals including statisticians, programmers, and data managers, improving team productivity by 30%.</text:p>
        </text:list-item>
        <text:list-item>
          <text:p text:style-name="P15">Led vendor selection and management, optimizing external partnerships resulting in cost savings of $250K annually.</text:p>
        </text:list-item>
        <text:list-item>
          <text:p text:style-name="P16">Streamlined regulatory submission processes, reducing approval timelines by 25%.</text:p>
        </text:list-item>
      </text:list>
      <text:p text:style-name="P17"/>
      <text:p text:style-name="Normal"><text:span text:style-name="T18">Genexa Biotech, Oakland, CA</text:span><text:s/><text:span text:style-name="T19">Director of Biostatistics</text:span><text:s/>| May 2015 – Dec 2019</text:p>
      <text:list text:style-name="LFO3" text:continue-numbering="true">
        <text:list-item>
          <text:p text:style-name="P20">Oversaw statistical analyses and regulatory submissions for clinical studies focused on metabolic diseases.</text:p>
        </text:list-item>
        <text:list-item>
          <text:p text:style-name="P21">Developed innovative statistical methodologies adopted across multiple clinical programs, enhancing data accuracy by 15%.</text:p>
        </text:list-item>
        <text:list-item>
          <text:p text:style-name="P22">Facilitated team-building initiatives, improving internal collaboration and team morale significantly.</text:p>
        </text:list-item>
        <text:list-item>
          <text:p text:style-name="P23">Authored statistical sections for multiple scientific publications and regulatory filings.</text:p>
        </text:list-item>
      </text:list>
      <text:p text:style-name="Normal"/>
      <text:p text:style-name="Normal"/>
      <text:soft-page-break/>
      <text:p text:style-name="Normal"><text:span text:style-name="T24">BioData Solutions, Emeryville, CA</text:span><text:s/><text:span text:style-name="T25">Senior Biostatistician</text:span><text:s/>| Jul 2011 – Apr 2015</text:p>
      <text:list text:style-name="LFO4" text:continue-numbering="true">
        <text:list-item>
          <text:p text:style-name="P26">Executed statistical analysis plans for Phase I-II clinical trials.</text:p>
        </text:list-item>
        <text:list-item>
          <text:p text:style-name="P27">Supported clinical development teams in delivering statistically robust study designs.</text:p>
        </text:list-item>
        <text:list-item>
          <text:p text:style-name="P28">Mentored junior statisticians, leading to improved analytical skills and efficiency.</text:p>
        </text:list-item>
      </text:list>
      <text:p text:style-name="Normal"/>
      <text:p text:style-name="Normal"><text:span text:style-name="T29">EDUCATION</text:span><text:s/></text:p>
      <text:p text:style-name="Normal">University of California, Berkeley, 2011<text:line-break/>PhD in Biostatistics</text:p>
      <text:p text:style-name="Normal">University of California, Davis, 2007<text:line-break/>B.S. in Statistics, Magna Cum Laude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ryan Blair</meta:initial-creator>
    <dc:creator>Bryan Blair</dc:creator>
    <meta:creation-date>2025-05-14T15:42:00Z</meta:creation-date>
    <dc:date>2025-05-14T15:47:00Z</dc:date>
    <meta:template xlink:href="Normal" xlink:type="simple"/>
    <meta:editing-cycles>1</meta:editing-cycles>
    <meta:editing-duration>PT300S</meta:editing-duration>
    <meta:user-defined meta:name="GrammarlyDocumentId">62ea7619-09a5-4b6e-af1a-d8454f0463fa</meta:user-defined>
    <meta:document-statistic meta:page-count="2" meta:paragraph-count="4" meta:word-count="336" meta:character-count="2253" meta:row-count="16" meta:non-whitespace-character-count="1921"/>
  </office:meta>
</office:document-meta>
</file>